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1dc7" officeooo:paragraph-rsid="00121dc7"/>
    </style:style>
    <style:style style:name="P2" style:family="paragraph" style:parent-style-name="Table_20_Contents">
      <style:text-properties officeooo:rsid="0015a866" officeooo:paragraph-rsid="0015a866"/>
    </style:style>
    <style:style style:name="P3" style:family="paragraph" style:parent-style-name="Table_20_Contents">
      <style:text-properties officeooo:rsid="0018e957" officeooo:paragraph-rsid="0018e957"/>
    </style:style>
    <style:style style:name="P4" style:family="paragraph" style:parent-style-name="Table_20_Contents">
      <style:text-properties officeooo:rsid="001b4f0c" officeooo:paragraph-rsid="001b4f0c"/>
    </style:style>
    <style:style style:name="P5" style:family="paragraph" style:parent-style-name="Text_20_body">
      <style:text-properties officeooo:rsid="001652ab" officeooo:paragraph-rsid="001652ab"/>
    </style:style>
    <style:style style:name="P6" style:family="paragraph" style:parent-style-name="Table_20_Contents">
      <style:text-properties officeooo:rsid="001fadb7" officeooo:paragraph-rsid="001fadb7"/>
    </style:style>
    <style:style style:name="P7" style:family="paragraph" style:parent-style-name="Table_20_Contents">
      <style:text-properties officeooo:rsid="00207d78" officeooo:paragraph-rsid="00207d78"/>
    </style:style>
    <style:style style:name="P8" style:family="paragraph" style:parent-style-name="Table_20_Contents">
      <style:text-properties officeooo:rsid="0020c802" officeooo:paragraph-rsid="0020c802"/>
    </style:style>
    <style:style style:name="T1" style:family="text">
      <style:text-properties officeooo:rsid="0015a8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ote: one config change could be done from many section around. Despite we should make a habit of using one consistent way to make any changes though there exists no standard way.</text:p>
      <text:p text:style-name="P5">Further more every configuration change should point to one thing.</text:p>
      <text:p text:style-name="P5">Eg: adding a member in contacts with members selected in alram section of service, ie</text:p>
      <text:p text:style-name="P5">service =&gt; alram =&gt; (contacts_groups, contacts)</text:p>
      <text:p text:style-name="P5">for this to work we need to make sure that selected contact member is in same contact groups from alert section:</text:p>
      <text:p text:style-name="P5">ie: alert =&gt; contact</text:p>
      <text:p text:style-name="P5">and, alert =&gt; contact_groups</text:p>
      <text:p text:style-name="P5"/>
      <table:table table:name="Table1" table:style-name="Table1">
        <table:table-column table:style-name="Table1.A"/>
        <table:table-row table:style-name="TableLine94720908992640">
          <table:table-cell table:style-name="Table1.A1" office:value-type="string">
            <text:p text:style-name="P1"/>
            <text:p text:style-name="P1">Nagios-core</text:p>
            <text:p text:style-name="P1"/>
            <text:p text:style-name="P1">nagiosql</text:p>
            <text:p text:style-name="P1"/>
            <text:p text:style-name="P1"/>
          </table:table-cell>
        </table:table-row>
        <table:table-row table:style-name="TableLine94720910060784">
          <table:table-cell table:style-name="Table1.A2" office:value-type="string">
            <text:p text:style-name="P1">#Installation:</text:p>
            <text:p text:style-name="P1">Nagios-core : <text:span text:style-name="T1">on ubuntu:</text:span></text:p>
            <text:p text:style-name="P2">#https://linuxhint.com/install_nagios_ubuntu/</text:p>
            <text:p text:style-name="P1"/>
            <text:p text:style-name="P1">Nagiosql</text:p>
            <text:p text:style-name="P1"/>
            <text:p text:style-name="P1"/>
            <text:p text:style-name="P1"/>
          </table:table-cell>
        </table:table-row>
        <table:table-row table:style-name="TableLine94720899992816">
          <table:table-cell table:style-name="Table1.A2" office:value-type="string">
            <text:p text:style-name="P1">#UNDERSTANDING HSOTS, SERVICES AND CONTACTS</text:p>
            <text:p text:style-name="P1"/>
          </table:table-cell>
        </table:table-row>
        <table:table-row table:style-name="TableLine94720879023440">
          <table:table-cell table:style-name="Table1.A2" office:value-type="string">
            <text:p text:style-name="P1">WORKING WITH</text:p>
            <text:p text:style-name="P1"/>
          </table:table-cell>
        </table:table-row>
        <table:table-row table:style-name="TableLine94720878804992">
          <table:table-cell table:style-name="Table1.A2" office:value-type="string">
            <text:p text:style-name="P3">#snmp-net-extend</text:p>
            <text:p text:style-name="P3">- get info with snmp which are not generally provided in snmpwalk integrating own scripts</text:p>
            <text:p text:style-name="P3"/>
            <text:p text:style-name="P4">#previously done with nmap:</text:p>
            <text:p text:style-name="P3">#implemented for checking service of bacula-dir</text:p>
            <text:p text:style-name="P3"/>
          </table:table-cell>
        </table:table-row>
        <table:table-row table:style-name="TableLine94720878804992">
          <table:table-cell table:style-name="Table1.A2" office:value-type="string">
            <text:p text:style-name="P6">#tuncating integer value &gt; 32 bits</text:p>
            <text:p text:style-name="P7">- error when value of system uptime is greater than 450</text:p>
            <text:p text:style-name="P7"/>
            <text:p text:style-name="P6"/>
            <text:p text:style-name="P6">#cannot statfs / sys /kernel /debug / tracing : permission denied</text:p>
          </table:table-cell>
        </table:table-row>
        <table:table-row table:style-name="TableLine94720878804992">
          <table:table-cell table:style-name="Table1.A2" office:value-type="string">
            <text:p text:style-name="P7">#cannot find config directory of snmp.</text:p>
            <text:p text:style-name="P7">I.e : / etc /snmpd though snmp is installed</text:p>
            <text:p text:style-name="P7"/>
            <text:p text:style-name="P7"/>
            <text:p text:style-name="P7"/>
          </table:table-cell>
        </table:table-row>
        <text:soft-page-break/>
        <table:table-row table:style-name="TableLine94720878804992">
          <table:table-cell table:style-name="Table1.A2" office:value-type="string">
            <text:p text:style-name="P8">All about OID and MIB</text:p>
            <text:p text:style-name="P8"># https://www.comparitech.com/net-admin/snmp-mibs-oids-explained/</text:p>
            <text:p text:style-name="P8"># https://thwack.solarwinds.com/resources/b/geek-speak/posts/what-are-mibs-and-oids-how-to-manage-the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21:16:26.503316153</meta:creation-date>
    <meta:generator>LibreOffice/6.4.7.2$Linux_X86_64 LibreOffice_project/40$Build-2</meta:generator>
    <dc:date>2022-03-12T23:35:15.508175884</dc:date>
    <meta:editing-duration>PT4H5M24S</meta:editing-duration>
    <meta:editing-cycles>7</meta:editing-cycles>
    <meta:document-statistic meta:table-count="1" meta:image-count="0" meta:object-count="0" meta:page-count="2" meta:paragraph-count="27" meta:word-count="186" meta:character-count="1304" meta:non-whitespace-character-count="1145"/>
  </office:meta>
</office:document-meta>
</file>